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23.210913694412682pt"/>
    </style:style>
  </office:automatic-styles>
  <office:body>
    <office:spreadsheet>
      <table:calculation-settings/>
      <table:table table:name="Sheet1" table:style-name="ta1">
        <table:table-column table:style-name="co1" table:number-columns-repeated="23"/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 office:string-value="" table:number-columns-repeated="12"/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 office:string-value="" table:number-columns-repeated="2"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 office:string-value="" table:number-columns-repeated="10"/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 office:string-value="" table:number-columns-repeated="6"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 office:string-value="" table:number-columns-repeated="6"/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string" office:string-value="" table:number-columns-repeated="2"/>
          <table:table-cell office:value-type="float" office:value="1">
            <text:p>1</text:p>
          </table:table-cell>
          <table:table-cell office:value-type="string" office:string-value="" table:number-columns-repeated="4"/>
          <table:table-cell office:value-type="float" office:value="1">
            <text:p>1</text:p>
          </table:table-cell>
          <table:table-cell office:value-type="string" office:string-value="" table:number-columns-repeated="2"/>
          <table:table-cell office:value-type="float" office:value="1">
            <text:p>1</text:p>
          </table:table-cell>
          <table:table-cell office:value-type="string" office:string-value="" table:number-columns-repeated="4"/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string" office:string-value="" table:number-columns-repeated="2"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 office:string-value="" table:number-columns-repeated="2"/>
          <table:table-cell office:value-type="float" office:value="1">
            <text:p>1</text:p>
          </table:table-cell>
          <table:table-cell office:value-type="string" office:string-value="" table:number-columns-repeated="8"/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string" office:string-value="" table:number-columns-repeated="3"/>
          <table:table-cell office:value-type="float" office:value="1">
            <text:p>1</text:p>
          </table:table-cell>
          <table:table-cell office:value-type="string" office:string-value="" table:number-columns-repeated="3"/>
          <table:table-cell office:value-type="float" office:value="1">
            <text:p>1</text:p>
          </table:table-cell>
          <table:table-cell office:value-type="string" office:string-value="" table:number-columns-repeated="3"/>
          <table:table-cell office:value-type="float" office:value="1">
            <text:p>1</text:p>
          </table:table-cell>
          <table:table-cell office:value-type="string" office:string-value="" table:number-columns-repeated="3"/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 office:string-value="" table:number-columns-repeated="2"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 office:string-value="" table:number-columns-repeated="9"/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 office:string-value="" table:number-columns-repeated="6"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 office:string-value="" table:number-columns-repeated="5"/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/>
          <table:table-cell office:value-type="float" office:value="1">
            <text:p>1</text:p>
          </table:table-cell>
          <table:table-cell office:value-type="string" office:string-value="" table:number-columns-repeated="3"/>
          <table:table-cell office:value-type="float" office:value="1">
            <text:p>1</text:p>
          </table:table-cell>
          <table:table-cell office:value-type="string" office:string-value="" table:number-columns-repeated="3"/>
          <table:table-cell office:value-type="float" office:value="1">
            <text:p>1</text:p>
          </table:table-cell>
          <table:table-cell office:value-type="string" office:string-value="" table:number-columns-repeated="3"/>
          <table:table-cell office:value-type="float" office:value="1">
            <text:p>1</text:p>
          </table:table-cell>
          <table:table-cell office:value-type="string" office:string-value="" table:number-columns-repeated="2"/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 table:number-columns-repeated="2"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 office:string-value="" table:number-columns-repeated="2"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 office:string-value="" table:number-columns-repeated="8"/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 table:number-columns-repeated="2"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 office:string-value="" table:number-columns-repeated="6"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 office:string-value="" table:number-columns-repeated="4"/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 table:number-columns-repeated="2"/>
          <table:table-cell office:value-type="float" office:value="1">
            <text:p>1</text:p>
          </table:table-cell>
          <table:table-cell office:value-type="string" office:string-value="" table:number-columns-repeated="3"/>
          <table:table-cell office:value-type="float" office:value="1">
            <text:p>1</text:p>
          </table:table-cell>
          <table:table-cell office:value-type="string" office:string-value="" table:number-columns-repeated="3"/>
          <table:table-cell office:value-type="float" office:value="1">
            <text:p>1</text:p>
          </table:table-cell>
          <table:table-cell office:value-type="string" office:string-value="" table:number-columns-repeated="3"/>
          <table:table-cell office:value-type="float" office:value="1">
            <text:p>1</text:p>
          </table:table-cell>
          <table:table-cell office:value-type="string" office:string-value=""/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 table:number-columns-repeated="3"/>
          <table:table-cell office:value-type="float" office:value="1">
            <text:p>1</text:p>
          </table:table-cell>
          <table:table-cell office:value-type="string" office:string-value="" table:number-columns-repeated="3"/>
          <table:table-cell office:value-type="float" office:value="1">
            <text:p>1</text:p>
          </table:table-cell>
          <table:table-cell office:value-type="string" office:string-value="" table:number-columns-repeated="3"/>
          <table:table-cell office:value-type="float" office:value="1">
            <text:p>1</text:p>
          </table:table-cell>
          <table:table-cell office:value-type="string" office:string-value="" table:number-columns-repeated="3"/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 table:number-columns-repeated="4"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 office:string-value="" table:number-columns-repeated="8"/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 table:number-columns-repeated="4"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 office:string-value="" table:number-columns-repeated="6"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 office:string-value="" table:number-columns-repeated="2"/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 table:number-columns-repeated="4"/>
          <table:table-cell office:value-type="float" office:value="1">
            <text:p>1</text:p>
          </table:table-cell>
          <table:table-cell office:value-type="string" office:string-value="" table:number-columns-repeated="2"/>
          <table:table-cell office:value-type="float" office:value="1">
            <text:p>1</text:p>
          </table:table-cell>
          <table:table-cell office:value-type="string" office:string-value="" table:number-columns-repeated="4"/>
          <table:table-cell office:value-type="float" office:value="1">
            <text:p>1</text:p>
          </table:table-cell>
          <table:table-cell office:value-type="string" office:string-value="" table:number-columns-repeated="2"/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 table:number-columns-repeated="5"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 office:string-value="" table:number-columns-repeated="6"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 office:string-value=""/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 table:number-columns-repeated="6"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 office:string-value="" table:number-columns-repeated="6"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 table:number-columns-repeated="8"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 office:string-value="" table:number-columns-repeated="4"/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 table:number-columns-repeated="8"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 office:string-value="" table:number-columns-repeated="2"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 office:string-value="" table:number-columns-repeated="2"/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 table:number-columns-repeated="8"/>
          <table:table-cell office:value-type="float" office:value="1">
            <text:p>1</text:p>
          </table:table-cell>
          <table:table-cell office:value-type="string" office:string-value="" table:number-columns-repeated="2"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 office:string-value="" table:number-columns-repeated="2"/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 table:number-columns-repeated="9"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 office:string-value="" table:number-columns-repeated="2"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 office:string-value=""/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 table:number-columns-repeated="10"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 office:string-value="" table:number-columns-repeated="2"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</table:table-row>
        <table:table-row>
          <table:table-cell office:value-type="string" office:string-value="" table:number-columns-repeated="12"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</table:table-row>
        <table:table-row table:number-rows-repeated="37">
          <table:table-cell/>
        </table:table-row>
      </table:table>
      <table:table table:name="Sheet2" table:style-name="ta1">
        <table:table-column/>
        <table:table-row>
          <table:table-cell/>
        </table:table-row>
      </table:table>
      <table:table table:name="Sheet3" table:style-name="ta1">
        <table:table-column/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80.000000000000000pt"/>
    </style:default-style>
    <style:default-style style:family="table-row">
      <style:table-row-properties style:row-height="16.000000000000000pt"/>
    </style:default-style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792.001372051999965pt" fo:page-width="612.001060221999978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style:region-left>
          <text:p>
  
   
   <text:sheet-name>???</text:sheet-name>
 </text:p>
        </style:region-left>
        <style:region-center>
          <text:p/>
        </style:region-center>
        <style:region-right>
          <text:p/>
        </style:region-right>
      </style:header>
      <style:footer>
        <style:region-left>
          <text:p>
  
   
   <text:sheet-name>???</text:sheet-name>
  
   
   <text:page-number>1</text:page-number>
 </text:p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1.0</meta:generator>
    <dc:title/>
    <meta:initial-creator>Unknown</meta:initial-creator>
    <meta:editing-cycles>5</meta:editing-cycles>
    <dc:date>2020-04-15T20:04:20</dc:date>
    <meta:creation-date>2020-04-15T13:39:16</meta:creation-date>
  </office:meta>
</office:document-meta>
</file>